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mo1" svg:font-family="Arim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d13" officeooo:paragraph-rsid="00021d13"/>
    </style:style>
    <style:style style:name="P2" style:family="paragraph" style:parent-style-name="Standard">
      <style:text-properties officeooo:rsid="00021d13" officeooo:paragraph-rsid="00022d06"/>
    </style:style>
    <style:style style:name="P3" style:family="paragraph" style:parent-style-name="Standard">
      <style:text-properties officeooo:rsid="00021d13" officeooo:paragraph-rsid="0003fa3e"/>
    </style:style>
    <style:style style:name="P4" style:family="paragraph" style:parent-style-name="Standard">
      <style:text-properties officeooo:rsid="00021d13" officeooo:paragraph-rsid="0007c502"/>
    </style:style>
    <style:style style:name="P5" style:family="paragraph" style:parent-style-name="Standard">
      <style:text-properties officeooo:rsid="00021d13" officeooo:paragraph-rsid="000d3df7"/>
    </style:style>
    <style:style style:name="P6" style:family="paragraph" style:parent-style-name="Standard">
      <style:text-properties officeooo:rsid="00021d13" officeooo:paragraph-rsid="000f41d6"/>
    </style:style>
    <style:style style:name="P7" style:family="paragraph" style:parent-style-name="Standard">
      <style:text-properties fo:color="#000000" fo:font-size="14pt" fo:font-style="normal" officeooo:rsid="00092d7b" officeooo:paragraph-rsid="00092d7b" style:font-size-asian="14pt" style:font-style-asian="normal" style:font-size-complex="14pt" style:font-style-complex="normal"/>
    </style:style>
    <style:style style:name="P8" style:family="paragraph" style:parent-style-name="Standard">
      <style:text-properties fo:color="#000000" fo:font-size="14pt" fo:font-style="normal" officeooo:rsid="00021d13" officeooo:paragraph-rsid="001345b6" style:font-size-asian="14pt" style:font-style-asian="normal" style:font-size-complex="14pt" style:font-style-complex="normal"/>
    </style:style>
    <style:style style:name="P9" style:family="paragraph" style:parent-style-name="Standard">
      <style:text-properties fo:color="#000000" fo:font-size="14pt" fo:font-style="normal" officeooo:rsid="0018e289" officeooo:paragraph-rsid="0018e289" style:font-size-asian="14pt" style:font-style-asian="normal" style:font-size-complex="14pt" style:font-style-complex="normal"/>
    </style:style>
    <style:style style:name="P10" style:family="paragraph" style:parent-style-name="Standard">
      <style:text-properties fo:color="#000000" fo:font-size="14pt" fo:font-style="normal" officeooo:rsid="0018e289" officeooo:paragraph-rsid="0019a966" style:font-size-asian="14pt" style:font-style-asian="normal" style:font-size-complex="14pt" style:font-style-complex="normal"/>
    </style:style>
    <style:style style:name="P11" style:family="paragraph" style:parent-style-name="Standard">
      <style:text-properties fo:color="#000000" fo:font-size="14pt" fo:font-style="normal" officeooo:rsid="0018e289" officeooo:paragraph-rsid="00210d1b" style:font-size-asian="14pt" style:font-style-asian="normal" style:font-size-complex="14pt" style:font-style-complex="normal"/>
    </style:style>
    <style:style style:name="P12" style:family="paragraph" style:parent-style-name="Standard">
      <style:text-properties fo:color="#000000" fo:font-size="14pt" fo:font-style="normal" officeooo:rsid="0018e289" officeooo:paragraph-rsid="0021888f" style:font-size-asian="14pt" style:font-style-asian="normal" style:font-size-complex="14pt" style:font-style-complex="normal"/>
    </style:style>
    <style:style style:name="P13" style:family="paragraph" style:parent-style-name="Standard">
      <style:text-properties fo:color="#000000" fo:font-size="14pt" fo:font-style="normal" officeooo:rsid="0019a966" officeooo:paragraph-rsid="0019a966" style:font-size-asian="14pt" style:font-style-asian="normal" style:font-size-complex="14pt" style:font-style-complex="normal"/>
    </style:style>
    <style:style style:name="P14" style:family="paragraph" style:parent-style-name="Standard">
      <style:text-properties fo:color="#000000" fo:font-size="14pt" fo:font-style="normal" officeooo:rsid="001c16af" officeooo:paragraph-rsid="001e608d" style:font-size-asian="14pt" style:font-style-asian="normal" style:font-size-complex="14pt" style:font-style-complex="normal"/>
    </style:style>
    <style:style style:name="P15" style:family="paragraph" style:parent-style-name="Standard">
      <style:text-properties fo:color="#000000" fo:font-size="14pt" fo:font-style="normal" officeooo:rsid="00206873" officeooo:paragraph-rsid="00206873" style:font-size-asian="14pt" style:font-style-asian="normal" style:font-size-complex="14pt" style:font-style-complex="normal"/>
    </style:style>
    <style:style style:name="P16" style:family="paragraph" style:parent-style-name="Standard">
      <style:text-properties fo:color="#000000" fo:font-size="14pt" fo:font-style="normal" officeooo:rsid="0021888f" officeooo:paragraph-rsid="0021888f" style:font-size-asian="14pt" style:font-style-asian="normal" style:font-size-complex="14pt" style:font-style-complex="normal"/>
    </style:style>
    <style:style style:name="P17" style:family="paragraph" style:parent-style-name="Standard">
      <style:text-properties officeooo:rsid="000d3df7" officeooo:paragraph-rsid="000d3df7"/>
    </style:style>
    <style:style style:name="P18" style:family="paragraph" style:parent-style-name="Standard">
      <style:text-properties officeooo:rsid="0021d774" officeooo:paragraph-rsid="0021d774"/>
    </style:style>
    <style:style style:name="P19" style:family="paragraph" style:parent-style-name="Standard">
      <style:paragraph-properties fo:break-before="page"/>
      <style:text-properties fo:color="#000000" fo:font-size="14pt" fo:font-style="normal" officeooo:rsid="0019a966" officeooo:paragraph-rsid="00206873" style:font-size-asian="14pt" style:font-style-asian="normal" style:font-size-complex="14pt" style:font-style-complex="normal"/>
    </style:style>
    <style:style style:name="P20" style:family="paragraph" style:parent-style-name="Header">
      <style:text-properties fo:font-size="12pt" officeooo:rsid="00306605" officeooo:paragraph-rsid="00306605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m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m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a966" style:font-style-asian="italic" style:font-style-complex="italic"/>
    </style:style>
    <style:style style:name="T3" style:family="text">
      <style:text-properties fo:color="#808080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808080" fo:font-size="12pt" fo:font-style="italic" officeooo:rsid="00022d06" style:font-size-asian="12pt" style:font-style-asian="italic" style:font-size-complex="12pt" style:font-style-complex="italic"/>
    </style:style>
    <style:style style:name="T5" style:family="text">
      <style:text-properties fo:color="#808080" fo:font-size="12pt" fo:font-style="italic" officeooo:rsid="0003fa3e" style:font-size-asian="12pt" style:font-style-asian="italic" style:font-size-complex="12pt" style:font-style-complex="italic"/>
    </style:style>
    <style:style style:name="T6" style:family="text">
      <style:text-properties fo:color="#808080" fo:font-size="12pt" fo:font-style="italic" officeooo:rsid="00049b15" style:font-size-asian="12pt" style:font-style-asian="italic" style:font-size-complex="12pt" style:font-style-complex="italic"/>
    </style:style>
    <style:style style:name="T7" style:family="text">
      <style:text-properties fo:color="#808080" fo:font-size="12pt" fo:font-style="italic" officeooo:rsid="000698ff" style:font-size-asian="12pt" style:font-style-asian="italic" style:font-size-complex="12pt" style:font-style-complex="italic"/>
    </style:style>
    <style:style style:name="T8" style:family="text">
      <style:text-properties fo:color="#808080" fo:font-size="12pt" fo:font-style="italic" officeooo:rsid="0007c502" style:font-size-asian="12pt" style:font-style-asian="italic" style:font-size-complex="12pt" style:font-style-complex="italic"/>
    </style:style>
    <style:style style:name="T9" style:family="text">
      <style:text-properties officeooo:rsid="000d3df7"/>
    </style:style>
    <style:style style:name="T10" style:family="text">
      <style:text-properties officeooo:rsid="000d4fd9"/>
    </style:style>
    <style:style style:name="T11" style:family="text">
      <style:text-properties officeooo:rsid="0019a966"/>
    </style:style>
    <style:style style:name="T12" style:family="text">
      <style:text-properties officeooo:rsid="00206873"/>
    </style:style>
    <style:style style:name="T13" style:family="text">
      <style:text-properties officeooo:rsid="0022a143"/>
    </style:style>
    <style:style style:name="T14" style:family="text">
      <style:text-properties officeooo:rsid="00273663"/>
    </style:style>
    <style:style style:name="T15" style:family="text">
      <style:text-properties officeooo:rsid="002abc3b"/>
    </style:style>
    <style:style style:name="T16" style:family="text">
      <style:text-properties officeooo:rsid="002c770b"/>
    </style:style>
    <style:style style:name="T17" style:family="text">
      <style:text-properties officeooo:rsid="002cb645"/>
    </style:style>
    <style:style style:name="T18" style:family="text">
      <style:text-properties officeooo:rsid="002f6758"/>
    </style:style>
    <style:style style:name="T19" style:family="text">
      <style:text-properties style:use-window-font-color="true" style:text-outline="false" style:text-line-through-style="none" style:font-name="Arim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Arim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m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 style:list-style-name="L11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1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1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1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17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1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1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2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2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2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2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2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2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2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2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2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2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3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3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32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13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3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135">
      <style:graphic-properties draw:stroke="solid" draw:stroke-dash="Dash_20_37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136">
      <style:graphic-properties draw:stroke="solid" draw:stroke-dash="Dash_20_38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37">
      <style:graphic-properties draw:stroke="solid" draw:stroke-dash="Dash_20_39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38">
      <style:graphic-properties draw:stroke="solid" draw:stroke-dash="Dash_20_40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39">
      <style:graphic-properties draw:stroke="solid" draw:stroke-dash="Dash_20_41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40">
      <style:graphic-properties draw:stroke="solid" draw:stroke-dash="Dash_20_42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141">
      <style:graphic-properties draw:stroke="solid" draw:stroke-dash="Dash_20_43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142">
      <style:graphic-properties draw:stroke="solid" draw:stroke-dash="Dash_20_44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143">
      <style:graphic-properties draw:stroke="solid" draw:stroke-dash="Dash_20_45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144">
      <style:graphic-properties draw:stroke="solid" draw:stroke-dash="Dash_20_46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145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146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147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148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14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150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15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152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15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15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15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15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15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15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15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16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16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162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163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16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16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166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167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16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169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17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171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172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173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17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17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17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17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17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17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18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18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18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183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184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18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18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187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188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18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19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19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192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193">
      <style:graphic-properties draw:stroke="solid" svg:stroke-width="0cm" svg:stroke-color="#e00000" draw:marker-start="" draw:marker-start-width="0.199cm" draw:marker-start-center="false" draw:marker-end="" draw:marker-end-width="0.199cm" draw:marker-end-center="false" draw:fill="solid" draw:fill-color="#e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194">
      <style:graphic-properties draw:stroke="solid" draw:stroke-dash="Dash_20_17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195">
      <style:graphic-properties draw:stroke="solid" draw:stroke-dash="Dash_20_18" svg:stroke-width="0.101cm" svg:stroke-color="#ed1c24" draw:marker-start="" draw:marker-start-width="0.349cm" draw:marker-start-center="false" draw:marker-end="Arrow" draw:marker-end-width="0.45cm" draw:marker-end-center="false" draw:fill="solid" draw:fill-color="#729fcf" draw:fill-image-width="0cm" draw:fill-image-height="0cm" draw:textarea-horizontal-align="justify" draw:textarea-vertical-align="middle" fo:padding-top="0.175cm" fo:padding-bottom="0.049cm" fo:padding-left="0.3cm" fo:padding-right="0.3cm" draw:shadow="hidden" draw:shadow-offset-x="0.199cm" draw:shadow-offset-y="0.199cm" draw:shadow-color="#808080" style:run-through="foreground"/>
    </style:style>
    <style:style style:name="gr85" style:family="graphic" style:list-style-name="L196">
      <style:graphic-properties draw:stroke="solid" draw:stroke-dash="Dash_20_19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197">
      <style:graphic-properties draw:stroke="solid" draw:stroke-dash="Dash_20_20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198">
      <style:graphic-properties draw:stroke="solid" draw:stroke-dash="Dash_20_21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199">
      <style:graphic-properties draw:stroke="solid" draw:stroke-dash="Dash_20_22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200">
      <style:graphic-properties draw:stroke="solid" draw:stroke-dash="Dash_20_23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201">
      <style:graphic-properties draw:stroke="solid" draw:stroke-dash="Dash_20_24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202">
      <style:graphic-properties draw:stroke="solid" draw:stroke-dash="Dash_20_25" svg:stroke-width="0cm" svg:stroke-color="#000000" draw:marker-start="" draw:marker-start-width="0.199cm" draw:marker-start-center="false" draw:marker-end="Arrow" draw:marker-end-width="0.3cm" draw:marker-end-center="false" draw:fill="solid" draw:fill-color="#729fcf" draw:fill-image-width="0cm" draw:fill-image-height="0cm" draw:textarea-horizontal-align="justify" draw:textarea-vertical-align="middle" fo:padding-top="0.125cm" fo:padding-bottom="0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203">
      <style:graphic-properties draw:stroke="solid" draw:stroke-dash="Dash_20_26" svg:stroke-width="0.101cm" svg:stroke-color="#ed1c24" draw:marker-start="" draw:marker-start-width="0.349cm" draw:marker-start-center="false" draw:marker-end="Arrow" draw:marker-end-width="0.45cm" draw:marker-end-center="false" draw:fill="solid" draw:fill-color="#729fcf" draw:fill-image-width="0cm" draw:fill-image-height="0cm" draw:textarea-horizontal-align="justify" draw:textarea-vertical-align="middle" fo:padding-top="0.175cm" fo:padding-bottom="0.049cm" fo:padding-left="0.3cm" fo:padding-right="0.3cm" draw:shadow="hidden" draw:shadow-offset-x="0.199cm" draw:shadow-offset-y="0.199cm" draw:shadow-color="#808080" style:run-through="foreground"/>
    </style:style>
    <style:style style:name="gr93" style:family="graphic" style:list-style-name="L20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20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20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207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20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20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21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 style:list-style-name="L21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21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21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21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 style:list-style-name="L21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 style:list-style-name="L21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 style:list-style-name="L21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 style:list-style-name="L21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 style:list-style-name="L21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 style:list-style-name="L22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 style:list-style-name="L22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 style:list-style-name="L22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 style:list-style-name="L22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 style:list-style-name="L22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fgabe 2</text:h>
      <text:p text:style-name="P1">SSS-Problem im DAG in O(|V| + |E|) Zeit kann man mit der Hilfe der topologischen Sortierung lösen. </text:p>
      <text:p text:style-name="P17">Sei ein Graph G unser DAG mit nichtnegativen Kantengewichten. </text:p>
      <text:p text:style-name="P5"><draw:g text:anchor-type="paragraph" draw:z-index="8" draw:style-name="gr1"><draw:custom-shape draw:style-name="gr18" draw:text-style-name="P22" xml:id="id7" draw:id="id7" svg:width="0.913cm" svg:height="0.911cm" svg:x="7.019cm" svg:y="0cm"><text:p text:style-name="P21"><text:span text:style-name="T19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22" xml:id="id10" draw:id="id10" svg:width="0.914cm" svg:height="0.914cm" svg:x="4.89cm" svg:y="1.138cm"><text:p text:style-name="P21"><text:span text:style-name="T19">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2" xml:id="id8" draw:id="id8" svg:width="0.911cm" svg:height="0.911cm" svg:x="9.831cm" svg:y="0.609cm"><text:p text:style-name="P21"><text:span text:style-name="T19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22" xml:id="id11" draw:id="id11" svg:width="0.911cm" svg:height="0.911cm" svg:x="4.74cm" svg:y="2.963cm"><text:p text:style-name="P21"><text:span text:style-name="T19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2" xml:id="id9" draw:id="id9" svg:width="0.911cm" svg:height="0.913cm" svg:x="9.603cm" svg:y="3.722cm"><text:p text:style-name="P21"><text:span text:style-name="T19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22" xml:id="id12" draw:id="id12" svg:width="0.913cm" svg:height="0.913cm" svg:x="6.791cm" svg:y="4.406cm"><text:p text:style-name="P21"><text:span text:style-name="T19">Z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4" draw:text-style-name="P22" draw:type="line" svg:x1="7.931cm" svg:y1="0.455cm" svg:x2="9.963cm" svg:y2="0.741cm" draw:start-shape="id7" draw:start-glue-point="10" draw:end-shape="id8" draw:end-glue-point="5" svg:d="m7931 455 2032 286" svg:viewBox="0 0 2034 288"><text:p text:style-name="P21"><text:span text:style-name="T19">7</text:span></text:p></draw:connector><draw:connector draw:style-name="gr25" draw:text-style-name="P22" draw:type="line" svg:x1="9.736cm" svg:y1="3.854cm" svg:x2="7.799cm" svg:y2="0.778cm" draw:start-shape="id9" draw:start-glue-point="5" draw:end-shape="id7" draw:end-glue-point="9" svg:d="m9736 3854-1937-3076" svg:viewBox="0 0 1939 3078"><text:p text:style-name="P21"><text:span text:style-name="T19">2</text:span></text:p></draw:connector><draw:connector draw:style-name="gr26" draw:text-style-name="P22" draw:type="line" svg:x1="5.671cm" svg:y1="1.27cm" svg:x2="7.019cm" svg:y2="0.455cm" draw:start-shape="id10" draw:start-glue-point="11" draw:end-shape="id7" draw:end-glue-point="6" svg:d="m5671 1270 1348-815" svg:viewBox="0 0 1349 817"><text:p text:style-name="P21"><text:span text:style-name="T19">3</text:span></text:p></draw:connector><draw:connector draw:style-name="gr27" draw:text-style-name="P22" draw:type="line" svg:x1="5.518cm" svg:y1="3.741cm" svg:x2="6.924cm" svg:y2="4.538cm" draw:start-shape="id11" draw:start-glue-point="9" draw:end-shape="id12" draw:end-glue-point="5" svg:d="m5518 3741 1406 797" svg:viewBox="0 0 1408 799"><text:p text:style-name="P21"><text:span text:style-name="T19">2</text:span></text:p></draw:connector><draw:connector draw:style-name="gr28" draw:text-style-name="P22" draw:type="line" svg:x1="7.475cm" svg:y1="0.91cm" svg:x2="7.248cm" svg:y2="4.406cm" draw:start-shape="id7" draw:start-glue-point="8" draw:end-shape="id12" draw:end-glue-point="4" svg:d="m7475 910-227 3496" svg:viewBox="0 0 229 3498"><text:p text:style-name="P21"><text:span text:style-name="T19">2</text:span></text:p></draw:connector><draw:connector draw:style-name="gr29" draw:text-style-name="P22" draw:type="line" svg:x1="9.963cm" svg:y1="1.386cm" svg:x2="5.518cm" svg:y2="3.096cm" draw:start-shape="id8" draw:start-glue-point="7" draw:end-shape="id11" draw:end-glue-point="11" svg:d="m9963 1386-4445 1710" svg:viewBox="0 0 4447 1711"><text:p text:style-name="P21"><text:span text:style-name="T19">1</text:span></text:p></draw:connector><draw:connector draw:style-name="gr30" draw:text-style-name="P22" draw:type="line" svg:x1="7.151cm" svg:y1="0.778cm" svg:x2="5.195cm" svg:y2="2.963cm" draw:start-shape="id7" draw:start-glue-point="7" draw:end-shape="id11" draw:end-glue-point="4" svg:d="m7151 778-1956 2185" svg:viewBox="0 0 1958 2187"><text:p text:style-name="P21"><text:span text:style-name="T19">4</text:span></text:p></draw:connector><draw:connector draw:style-name="gr31" draw:text-style-name="P22" draw:type="line" svg:x1="10.285cm" svg:y1="1.519cm" svg:x2="7.571cm" svg:y2="4.538cm" draw:start-shape="id8" draw:start-glue-point="8" draw:end-shape="id12" draw:end-glue-point="11" svg:d="m10285 1519-2714 3019" svg:viewBox="0 0 2716 3022"><text:p text:style-name="P21"><text:span text:style-name="T19">1</text:span></text:p></draw:connector><draw:connector draw:style-name="gr32" draw:text-style-name="P22" draw:type="line" svg:x1="5.671cm" svg:y1="1.919cm" svg:x2="9.603cm" svg:y2="4.179cm" draw:start-shape="id10" draw:start-glue-point="9" draw:end-shape="id9" draw:end-glue-point="6" svg:d="m5671 1919 3932 2260" svg:viewBox="0 0 3933 2261"><text:p text:style-name="P21"><text:span text:style-name="T19">5</text:span></text:p></draw:connector><draw:connector draw:style-name="gr33" draw:text-style-name="P22" draw:type="line" svg:x1="10.058cm" svg:y1="3.722cm" svg:x2="10.285cm" svg:y2="1.519cm" draw:start-shape="id9" draw:start-glue-point="4" draw:end-shape="id8" draw:end-glue-point="8" svg:d="m10058 3722 227-2203" svg:viewBox="0 0 229 2205"><text:p text:style-name="P21"><text:span text:style-name="T19">6</text:span></text:p></draw:connector></draw:g><text:tab/><text:tab/><text:tab/><text:span text:style-name="T9">Abb 1.1: DAG</text:span></text:p>
      <text:p text:style-name="P5"><text:span text:style-name="T9"/></text:p>
      <text:p text:style-name="P18"><text:span text:style-name="T9">J</text:span>etzet machen wir eine topologische Sortierung:</text:p>
      <text:p text:style-name="P1"/>
      <text:p text:style-name="P6"><draw:g text:anchor-type="paragraph" draw:z-index="7" draw:style-name="gr1"><draw:custom-shape draw:style-name="gr2" draw:text-style-name="P22" xml:id="id3" draw:id="id3" svg:width="1.073cm" svg:height="1.071cm" svg:x="6.811cm" svg:y="0.645cm"><text:p text:style-name="P21"><text:span text:style-name="T19">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2" xml:id="id1" draw:id="id1" svg:width="1.071cm" svg:height="1.071cm" svg:x="3.239cm" svg:y="0.645cm"><text:p text:style-name="P21"><text:span text:style-name="T19">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2" xml:id="id4" draw:id="id4" svg:width="1.073cm" svg:height="1.071cm" svg:x="8.596cm" svg:y="0.645cm"><text:p text:style-name="P21"><text:span text:style-name="T19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2" xml:id="id5" draw:id="id5" svg:width="1.071cm" svg:height="1.071cm" svg:x="10.383cm" svg:y="0.645cm"><text:p text:style-name="P21"><text:span text:style-name="T19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xml:id="id2" draw:id="id2" svg:width="1.073cm" svg:height="1.071cm" svg:x="5.024cm" svg:y="0.645cm"><text:p text:style-name="P21"><text:span text:style-name="T19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2" xml:id="id6" draw:id="id6" svg:width="1.071cm" svg:height="1.071cm" svg:x="12.17cm" svg:y="0.645cm"><text:p text:style-name="P21"><text:span text:style-name="T19">Z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8" draw:text-style-name="P22" draw:type="line" svg:x1="4.31cm" svg:y1="1.182cm" svg:x2="5.025cm" svg:y2="1.182cm" draw:start-shape="id1" draw:start-glue-point="10" draw:end-shape="id2" draw:end-glue-point="6" svg:d="m4310 1182h715" svg:viewBox="0 0 716 2"><text:p text:style-name="P22">5</text:p></draw:connector><draw:connector draw:style-name="gr9" draw:text-style-name="P22" draw:type="line" svg:x1="6.097cm" svg:y1="1.182cm" svg:x2="6.811cm" svg:y2="1.182cm" draw:start-shape="id2" draw:start-glue-point="10" draw:end-shape="id3" draw:end-glue-point="6" svg:d="m6097 1182h714" svg:viewBox="0 0 716 2"><text:p text:style-name="P22">2</text:p></draw:connector><draw:connector draw:style-name="gr10" draw:text-style-name="P22" draw:type="line" svg:x1="7.883cm" svg:y1="1.182cm" svg:x2="8.595cm" svg:y2="1.182cm" draw:start-shape="id3" draw:start-glue-point="10" draw:end-shape="id4" draw:end-glue-point="6" svg:d="m7883 1182h712" svg:viewBox="0 0 714 2"><text:p text:style-name="P22">7</text:p></draw:connector><draw:connector draw:style-name="gr11" draw:text-style-name="P22" draw:type="line" svg:x1="9.668cm" svg:y1="1.182cm" svg:x2="10.382cm" svg:y2="1.182cm" draw:start-shape="id4" draw:start-glue-point="10" draw:end-shape="id5" draw:end-glue-point="6" svg:d="m9668 1182h714" svg:viewBox="0 0 716 2"><text:p text:style-name="P22">1</text:p></draw:connector><draw:connector draw:style-name="gr12" draw:text-style-name="P22" draw:type="line" svg:x1="11.453cm" svg:y1="1.182cm" svg:x2="12.169cm" svg:y2="1.182cm" draw:start-shape="id5" draw:start-glue-point="10" draw:end-shape="id6" draw:end-glue-point="6" svg:d="m11453 1182h716" svg:viewBox="0 0 718 2"><text:p text:style-name="P22">2</text:p></draw:connector><draw:connector draw:style-name="gr13" draw:text-style-name="P22" draw:type="curve" svg:x1="3.775cm" svg:y1="1.716cm" svg:x2="7.347cm" svg:y2="1.716cm" draw:start-shape="id1" draw:start-glue-point="8" draw:end-shape="id3" draw:end-glue-point="8" svg:d="m3775 1716c0 752 3572 752 3572 0" svg:viewBox="0 0 3574 566"><text:p text:style-name="P22">3</text:p></draw:connector><draw:connector draw:style-name="gr14" draw:text-style-name="P22" draw:type="curve" svg:x1="5.56cm" svg:y1="0.646cm" svg:x2="9.132cm" svg:y2="0.646cm" draw:start-shape="id2" draw:start-glue-point="4" draw:end-shape="id4" draw:end-glue-point="4" svg:d="m5560 646c0-754 3572-754 3572 0" svg:viewBox="0 0 3574 566"><text:p text:style-name="P22">6</text:p></draw:connector><draw:connector draw:style-name="gr15" draw:text-style-name="P22" draw:type="curve" svg:x1="9.132cm" svg:y1="0.646cm" svg:x2="12.705cm" svg:y2="0.646cm" draw:start-shape="id4" draw:start-glue-point="4" draw:end-shape="id6" draw:end-glue-point="4" svg:d="m9132 646c0-754 3573-754 3573 0" svg:viewBox="0 0 3575 566"><text:p text:style-name="P22">1</text:p></draw:connector><draw:connector draw:style-name="gr16" draw:text-style-name="P22" draw:type="curve" svg:x1="7.347cm" svg:y1="1.716cm" svg:x2="10.918cm" svg:y2="1.716cm" draw:start-shape="id3" draw:start-glue-point="8" draw:end-shape="id5" draw:end-glue-point="8" svg:d="m7347 1716c0 752 3571 752 3571 0" svg:viewBox="0 0 3574 566"><text:p text:style-name="P22">4</text:p></draw:connector><draw:connector draw:style-name="gr17" draw:text-style-name="P22" draw:type="curve" svg:x1="7.347cm" svg:y1="1.716cm" svg:x2="12.705cm" svg:y2="1.716cm" draw:start-shape="id3" draw:start-glue-point="8" draw:end-shape="id6" draw:end-glue-point="8" svg:d="m7347 1716c0 752 5358 752 5358 0" svg:viewBox="0 0 5360 566"><text:p text:style-name="P22">2</text:p></draw:connector></draw:g><text:span text:style-name="T9"><text:tab/><text:tab/><text:tab/>Abb 1.2: DAG nachdem topologische Sortierung</text:span></text:p>
      <text:p text:style-name="P6"><text:span text:style-name="T9"/></text:p>
      <text:p text:style-name="P18">Hier ist <text:span text:style-name="T13">o</text:span>ffensichtlich, dass wir jetzt alle Knoten und Kanten nur einmal durchlaufen müssen. Deshalb können wir auch einen Algorithmus entwickeln:</text:p>
      <text:p text:style-name="P1"/>
      <text:p text:style-name="P1"><draw:frame draw:style-name="fr1" draw:name="Объект6" text:anchor-type="as-char" svg:y="-0.386cm" svg:width="4.33cm" svg:height="0.50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text:tab/><draw:frame draw:style-name="fr1" draw:name="Объект5" text:anchor-type="as-char" svg:y="-0.386cm" svg:width="3.579cm" svg:height="0.54cm" draw:z-index="4"><draw:object xlink:href="./Object 5" xlink:type="simple" xlink:show="embed" xlink:actuate="onLoad"/><draw:image xlink:href="./ObjectReplacements/Object 5" xlink:type="simple" xlink:show="embed" xlink:actuate="onLoad"/></draw:frame> <text:span text:style-name="T3">// machen topologische Sortierung, </text:span><text:span text:style-name="T4">die </text:span><text:span text:style-name="T3">Laufzeit ist O(|V| </text:span><text:span text:style-name="T8">+ |E|</text:span><text:span text:style-name="T3">)</text:span></text:p>
      <text:p text:style-name="P3"><text:tab/><draw:frame draw:style-name="fr1" draw:name="Объект1" text:anchor-type="as-char" svg:y="-0.377cm" svg:width="2.288cm" svg:height="0.467cm" draw:z-index="2"><draw:object xlink:href="./Object 1" xlink:type="simple" xlink:show="embed" xlink:actuate="onLoad"/><draw:image xlink:href="./ObjectReplacements/Object 1" xlink:type="simple" xlink:show="embed" xlink:actuate="onLoad"/></draw:frame> <text:span text:style-name="T1"><text:s/></text:span><text:span text:style-name="T3">// </text:span><text:span text:style-name="T4">die </text:span><text:span text:style-name="T3">Laufzeit ist O(|V|)</text:span></text:p>
      <text:p text:style-name="P2"><text:tab/><text:tab/><draw:frame draw:style-name="fr1" draw:name="Объект4" text:anchor-type="as-char" svg:y="-0.377cm" svg:width="1.81cm" svg:height="0.482cm" draw:z-index="3"><draw:object xlink:href="./Object 4" xlink:type="simple" xlink:show="embed" xlink:actuate="onLoad"/><draw:image xlink:href="./ObjectReplacements/Object 4" xlink:type="simple" xlink:show="embed" xlink:actuate="onLoad"/></draw:frame> <text:span text:style-name="T3">// initialisieren Knoten, </text:span><text:span text:style-name="T7">die </text:span><text:span text:style-name="T3">Laufzeit ist O(</text:span><text:span text:style-name="T4">1</text:span><text:span text:style-name="T3">)</text:span></text:p>
      <text:p text:style-name="P3"><text:tab/><draw:frame draw:style-name="fr1" draw:name="Объект2" text:anchor-type="as-char" svg:y="-0.377cm" svg:width="3.022cm" svg:height="0.531cm" draw:z-index="0"><draw:object xlink:href="./Object 2" xlink:type="simple" xlink:show="embed" xlink:actuate="onLoad"/><draw:image xlink:href="./ObjectReplacements/Object 2" xlink:type="simple" xlink:show="embed" xlink:actuate="onLoad"/></draw:frame> <text:span text:style-name="T3">// fuer jeden Knote, </text:span><text:span text:style-name="T6">die </text:span><text:span text:style-name="T3">Laufzeit ist O(|V|)</text:span></text:p>
      <text:p text:style-name="P3"><text:tab/><text:tab/><draw:frame draw:style-name="fr1" draw:name="Объект3" text:anchor-type="as-char" svg:y="-0.377cm" svg:width="3.149cm" svg:height="0.482cm" draw:z-index="1"><draw:object xlink:href="./Object 3" xlink:type="simple" xlink:show="embed" xlink:actuate="onLoad"/><draw:image xlink:href="./ObjectReplacements/Object 3" xlink:type="simple" xlink:show="embed" xlink:actuate="onLoad"/></draw:frame> <text:span text:style-name="T3">// folgen Kanten, </text:span><text:span text:style-name="T5">die </text:span><text:span text:style-name="T3">Laufzeit ist O(|Adj[u]|)</text:span></text:p>
      <text:p text:style-name="P2"><text:tab/><text:tab/><text:tab/><draw:frame draw:style-name="fr1" draw:name="Объект7" text:anchor-type="as-char" svg:y="-0.386cm" svg:width="2.06cm" svg:height="0.506cm" draw:z-index="6"><draw:object xlink:href="./Object 7" xlink:type="simple" xlink:show="embed" xlink:actuate="onLoad"/><draw:image xlink:href="./ObjectReplacements/Object 7" xlink:type="simple" xlink:show="embed" xlink:actuate="onLoad"/></draw:frame> <text:span text:style-name="T3">// und machen </text:span><text:span text:style-name="T5">R</text:span><text:span text:style-name="T3">elaxation, </text:span><text:span text:style-name="T5">die </text:span><text:span text:style-name="T3">Laufzeit ist O(</text:span><text:span text:style-name="T4">1</text:span><text:span text:style-name="T3">)</text:span></text:p>
      <text:p text:style-name="P2"><text:span text:style-name="T3"/></text:p>
      <text:p text:style-name="P7">Komplete Laufzeit ist O(|V| + |E|)</text:p>
      <text:p text:style-name="P8"><draw:g text:anchor-type="paragraph" draw:z-index="13" draw:style-name="gr1"><draw:custom-shape draw:style-name="gr76" draw:text-style-name="P22" xml:id="id29" draw:id="id29" svg:width="0.943cm" svg:height="0.943cm" svg:x="5.703cm" svg:y="1.567cm"><text:p text:style-name="P21"><text:span text:style-name="T19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7" draw:text-style-name="P22" svg:width="0.943cm" svg:height="0.943cm" svg:x="5.703cm" svg:y="1.567cm"><text:p text:style-name="P21"><text:span text:style-name="T19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8" draw:text-style-name="P22" xml:id="id27" draw:id="id27" svg:width="0.943cm" svg:height="0.943cm" svg:x="1cm" svg:y="1.567cm"><text:p text:style-name="P21"><text:span text:style-name="T19">in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9" draw:text-style-name="P22" xml:id="id30" draw:id="id30" svg:width="0.943cm" svg:height="0.943cm" svg:x="8.054cm" svg:y="1.567cm"><text:p text:style-name="P21"><text:span text:style-name="T19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0" draw:text-style-name="P22" xml:id="id31" draw:id="id31" svg:width="0.943cm" svg:height="0.943cm" svg:x="10.407cm" svg:y="1.567cm"><text:p text:style-name="P21"><text:span text:style-name="T19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1" draw:text-style-name="P22" xml:id="id28" draw:id="id28" svg:width="0.941cm" svg:height="0.943cm" svg:x="3.351cm" svg:y="1.567cm"><text:p text:style-name="P21"><text:span text:style-name="T19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2" draw:text-style-name="P22" xml:id="id32" draw:id="id32" svg:width="0.943cm" svg:height="0.943cm" svg:x="12.758cm" svg:y="1.567cm"><text:p text:style-name="P21"><text:span text:style-name="T19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83" draw:text-style-name="P22" draw:type="line" svg:x1="1.942cm" svg:y1="2.038cm" svg:x2="3.351cm" svg:y2="2.038cm" draw:start-shape="id27" draw:start-glue-point="10" draw:end-shape="id28" draw:end-glue-point="6" svg:d="m1942 2038h1409" svg:viewBox="0 0 1411 2"><text:p text:style-name="P21"><text:span text:style-name="T19">5</text:span></text:p></draw:connector><draw:connector draw:style-name="gr84" draw:text-style-name="P22" draw:type="line" svg:x1="4.291cm" svg:y1="2.038cm" svg:x2="5.702cm" svg:y2="2.038cm" draw:start-shape="id28" draw:start-glue-point="10" draw:end-shape="id29" draw:end-glue-point="6" svg:d="m4291 2038h1411" svg:viewBox="0 0 1413 2"><text:p text:style-name="P21"><text:span text:style-name="T19">2</text:span></text:p></draw:connector><draw:connector draw:style-name="gr85" draw:text-style-name="P22" draw:type="line" svg:x1="6.644cm" svg:y1="2.038cm" svg:x2="8.053cm" svg:y2="2.038cm" draw:start-shape="id29" draw:start-glue-point="10" draw:end-shape="id30" draw:end-glue-point="6" svg:d="m6644 2038h1409" svg:viewBox="0 0 1411 2"><text:p text:style-name="P21"><text:span text:style-name="T19">7</text:span></text:p></draw:connector><draw:connector draw:style-name="gr86" draw:text-style-name="P22" draw:type="line" svg:x1="8.996cm" svg:y1="2.038cm" svg:x2="10.407cm" svg:y2="2.038cm" draw:start-shape="id30" draw:start-glue-point="10" draw:end-shape="id31" draw:end-glue-point="6" svg:d="m8996 2038h1411" svg:viewBox="0 0 1413 2"><text:p text:style-name="P21"><text:span text:style-name="T19">1</text:span></text:p></draw:connector><draw:connector draw:style-name="gr87" draw:text-style-name="P22" draw:type="line" svg:x1="11.349cm" svg:y1="2.038cm" svg:x2="12.758cm" svg:y2="2.038cm" draw:start-shape="id31" draw:start-glue-point="10" draw:end-shape="id32" draw:end-glue-point="6" svg:d="m11349 2038h1409" svg:viewBox="0 0 1411 2"><text:p text:style-name="P21"><text:span text:style-name="T19">2</text:span></text:p></draw:connector><draw:connector draw:style-name="gr88" draw:text-style-name="P22" draw:type="curve" svg:x1="1.471cm" svg:y1="2.509cm" svg:x2="6.174cm" svg:y2="2.509cm" draw:start-shape="id27" draw:start-glue-point="8" draw:end-shape="id29" draw:end-glue-point="8" svg:d="m1471 2509c0 753 4703 753 4703 0" svg:viewBox="0 0 4704 566"><text:p text:style-name="P21"><text:span text:style-name="T19">3</text:span></text:p></draw:connector><draw:connector draw:style-name="gr89" draw:text-style-name="P22" draw:type="curve" svg:x1="3.822cm" svg:y1="1.566cm" svg:x2="8.525cm" svg:y2="1.566cm" draw:start-shape="id28" draw:start-glue-point="4" draw:end-shape="id30" draw:end-glue-point="4" svg:d="m3822 1566c0-751 4703-751 4703 0" svg:viewBox="0 0 4704 564"><text:p text:style-name="P21"><text:span text:style-name="T19">6</text:span></text:p></draw:connector><draw:connector draw:style-name="gr90" draw:text-style-name="P22" draw:type="curve" svg:x1="8.525cm" svg:y1="1.566cm" svg:x2="13.229cm" svg:y2="1.566cm" draw:start-shape="id30" draw:start-glue-point="4" draw:end-shape="id32" draw:end-glue-point="4" svg:d="m8525 1566c0-751 4704-751 4704 0" svg:viewBox="0 0 4706 564"><text:p text:style-name="P21"><text:span text:style-name="T19">1</text:span></text:p></draw:connector><draw:connector draw:style-name="gr91" draw:text-style-name="P22" draw:type="curve" svg:x1="6.173cm" svg:y1="2.509cm" svg:x2="10.877cm" svg:y2="2.509cm" draw:start-shape="id29" draw:start-glue-point="8" draw:end-shape="id31" draw:end-glue-point="8" svg:d="m6173 2509c0 753 4704 753 4704 0" svg:viewBox="0 0 4706 566"><text:p text:style-name="P21"><text:span text:style-name="T19">4</text:span></text:p></draw:connector><draw:connector draw:style-name="gr92" draw:text-style-name="P22" draw:type="curve" svg:x1="6.173cm" svg:y1="2.509cm" svg:x2="13.228cm" svg:y2="2.509cm" draw:start-shape="id29" draw:start-glue-point="8" draw:end-shape="id32" draw:end-glue-point="8" svg:d="m6173 2509c0 753 7055 753 7055 0" svg:viewBox="0 0 7057 566"><text:p text:style-name="P21"><text:span text:style-name="T19">2</text:span></text:p></draw:connector></draw:g><text:span text:style-name="T9"><text:tab/><text:tab/></text:span></text:p>
      <text:p text:style-name="P8"><text:span text:style-name="T9"><text:tab/><text:tab/>Abb 1.3: ein kürzester Pfad</text:span></text:p>
      <text:h text:style-name="Heading_20_2" text:outline-level="2"><text:soft-page-break/>Aufgabe 3</text:h>
      <text:p text:style-name="P9">Sei G <text:span text:style-name="T11">ein gewichteter gerichteter</text:span> Graph <text:span text:style-name="T11">G=(V,E)</text:span>.</text:p>
      <text:p text:style-name="P9"/>
      <text:p text:style-name="P10"><draw:g text:anchor-type="paragraph" draw:z-index="14" draw:style-name="gr1"><draw:custom-shape draw:style-name="gr93" draw:text-style-name="P22" xml:id="id33" draw:id="id33" svg:width="0.95cm" svg:height="0.948cm" svg:x="7.476cm" svg:y="0.002cm"><text:p text:style-name="P21"><text:span text:style-name="T19">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4" draw:text-style-name="P22" xml:id="id34" draw:id="id34" svg:width="0.948cm" svg:height="0.948cm" svg:x="4.001cm" svg:y="1.976cm"><text:p text:style-name="P21"><text:span text:style-name="T19">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5" draw:text-style-name="P22" xml:id="id36" draw:id="id36" svg:width="0.95cm" svg:height="0.948cm" svg:x="11.505cm" svg:y="1.976cm"><text:p text:style-name="P21"><text:span text:style-name="T19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6" draw:text-style-name="P22" xml:id="id37" draw:id="id37" svg:width="0.948cm" svg:height="0.948cm" svg:x="4.001cm" svg:y="4.74cm"><text:p text:style-name="P21"><text:span text:style-name="T19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7" draw:text-style-name="P22" xml:id="id39" draw:id="id39" svg:width="0.95cm" svg:height="0.95cm" svg:x="11.505cm" svg:y="4.66cm"><text:p text:style-name="P21"><text:span text:style-name="T19">f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8" draw:text-style-name="P22" xml:id="id38" draw:id="id38" svg:width="0.948cm" svg:height="0.948cm" svg:x="8.109cm" svg:y="6.084cm"><text:p text:style-name="P21"><text:span text:style-name="T19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9" draw:text-style-name="P22" xml:id="id35" draw:id="id35" svg:width="0.948cm" svg:height="0.948cm" svg:x="8.109cm" svg:y="1.976cm"><text:p text:style-name="P21"><text:span text:style-name="T19">d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0" draw:text-style-name="P22" draw:type="line" svg:x1="7.614cm" svg:y1="0.812cm" svg:x2="4.811cm" svg:y2="2.114cm" draw:start-shape="id33" draw:start-glue-point="7" draw:end-shape="id34" draw:end-glue-point="11" svg:d="m7614 812-2803 1302" svg:viewBox="0 0 2805 1304"><text:p text:style-name="P21"><text:span text:style-name="T19">-3</text:span></text:p></draw:connector><draw:connector draw:style-name="gr101" draw:text-style-name="P22" draw:type="line" svg:x1="7.95cm" svg:y1="0.949cm" svg:x2="8.583cm" svg:y2="1.976cm" draw:start-shape="id33" draw:start-glue-point="8" draw:end-shape="id35" draw:end-glue-point="4" svg:d="m7950 949 633 1027" svg:viewBox="0 0 635 1028"><text:p text:style-name="P21"><text:span text:style-name="T19">-1</text:span></text:p></draw:connector><draw:connector draw:style-name="gr102" draw:text-style-name="P22" draw:type="line" svg:x1="8.287cm" svg:y1="0.812cm" svg:x2="11.642cm" svg:y2="2.114cm" draw:start-shape="id33" draw:start-glue-point="9" draw:end-shape="id36" draw:end-glue-point="5" svg:d="m8287 812 3355 1302" svg:viewBox="0 0 3357 1304"><text:p text:style-name="P21"><text:span text:style-name="T19">-2</text:span></text:p></draw:connector><draw:connector draw:style-name="gr103" draw:text-style-name="P22" draw:type="line" svg:x1="4.948cm" svg:y1="2.45cm" svg:x2="8.109cm" svg:y2="2.45cm" draw:start-shape="id34" draw:start-glue-point="10" draw:end-shape="id35" draw:end-glue-point="6" svg:d="m4948 2450h3161" svg:viewBox="0 0 3163 2"><text:p text:style-name="P21"><text:span text:style-name="T19">3</text:span></text:p></draw:connector><draw:connector draw:style-name="gr104" draw:text-style-name="P22" draw:type="line" svg:x1="11.504cm" svg:y1="2.45cm" svg:x2="9.056cm" svg:y2="2.45cm" draw:start-shape="id36" draw:start-glue-point="6" draw:end-shape="id35" draw:end-glue-point="10" svg:d="m11504 2450h-2448" svg:viewBox="0 0 2450 2"><text:p text:style-name="P21"><text:span text:style-name="T19">3</text:span></text:p></draw:connector><draw:connector draw:style-name="gr105" draw:text-style-name="P22" draw:type="line" svg:x1="8.247cm" svg:y1="2.785cm" svg:x2="4.811cm" svg:y2="4.877cm" draw:start-shape="id35" draw:start-glue-point="7" draw:end-shape="id37" draw:end-glue-point="11" svg:d="m8247 2785-3436 2092" svg:viewBox="0 0 3438 2094"><text:p text:style-name="P21"><text:span text:style-name="T19">4</text:span></text:p></draw:connector><draw:connector draw:style-name="gr106" draw:text-style-name="P22" draw:type="line" svg:x1="8.584cm" svg:y1="2.923cm" svg:x2="8.584cm" svg:y2="6.084cm" draw:start-shape="id35" draw:start-glue-point="8" draw:end-shape="id38" draw:end-glue-point="4" svg:d="m8584 2923v3161" svg:viewBox="0 0 2 3163"><text:p text:style-name="P21"><text:span text:style-name="T19">7</text:span></text:p></draw:connector><draw:connector draw:style-name="gr107" draw:text-style-name="P22" draw:type="line" svg:x1="4.948cm" svg:y1="5.214cm" svg:x2="11.642cm" svg:y2="2.785cm" draw:start-shape="id37" draw:start-glue-point="10" draw:end-shape="id36" draw:end-glue-point="7" svg:d="m4948 5214 6694-2429" svg:viewBox="0 0 6696 2431"><text:p text:style-name="P21"><text:span text:style-name="T19">3</text:span></text:p></draw:connector><draw:connector draw:style-name="gr108" draw:text-style-name="P22" draw:type="line" svg:x1="11.504cm" svg:y1="5.135cm" svg:x2="4.948cm" svg:y2="5.214cm" draw:start-shape="id39" draw:start-glue-point="6" draw:end-shape="id37" draw:end-glue-point="10" svg:d="m11504 5135-6556 79" svg:viewBox="0 0 6558 81"><text:p text:style-name="P21"><text:span text:style-name="T19">4</text:span></text:p></draw:connector><draw:connector draw:style-name="gr109" draw:text-style-name="P22" draw:type="line" svg:x1="11.979cm" svg:y1="2.923cm" svg:x2="11.979cm" svg:y2="4.66cm" draw:start-shape="id36" draw:start-glue-point="8" draw:end-shape="id39" draw:end-glue-point="4" svg:d="m11979 2923v1737" svg:viewBox="0 0 2 1739"><text:p text:style-name="P21"><text:span text:style-name="T19">2</text:span></text:p></draw:connector><draw:connector draw:style-name="gr110" draw:text-style-name="P22" draw:type="line" svg:x1="4.476cm" svg:y1="2.923cm" svg:x2="4.474cm" svg:y2="4.74cm" draw:start-shape="id34" draw:start-glue-point="8" draw:end-shape="id37" svg:d="m4476 2923-2 1817" svg:viewBox="0 0 4 1819"><text:p text:style-name="P21"><text:span text:style-name="T19">5</text:span></text:p></draw:connector><draw:connector draw:style-name="gr111" draw:text-style-name="P22" draw:type="line" svg:x1="4.811cm" svg:y1="5.549cm" svg:x2="8.11cm" svg:y2="6.558cm" draw:start-shape="id37" draw:start-glue-point="9" draw:end-shape="id38" draw:end-glue-point="6" svg:d="m4811 5549 3299 1009" svg:viewBox="0 0 3300 1011"><text:p text:style-name="P21"><text:span text:style-name="T19">3</text:span></text:p></draw:connector><draw:connector draw:style-name="gr112" draw:text-style-name="P22" draw:type="line" svg:x1="9.056cm" svg:y1="6.558cm" svg:x2="11.642cm" svg:y2="5.472cm" draw:start-shape="id38" draw:start-glue-point="10" draw:end-shape="id39" draw:end-glue-point="7" svg:d="m9056 6558 2586-1086" svg:viewBox="0 0 2588 1088"><text:p text:style-name="P21"><text:span text:style-name="T19">5</text:span></text:p></draw:connector><draw:connector draw:style-name="gr113" draw:text-style-name="P22" draw:type="line" svg:x1="11.98cm" svg:y1="2.923cm" svg:x2="8.919cm" svg:y2="6.221cm" draw:start-shape="id36" draw:start-glue-point="8" draw:end-shape="id38" draw:end-glue-point="11" svg:d="m11980 2923-3061 3298" svg:viewBox="0 0 3062 3300"><text:p text:style-name="P21"><text:span text:style-name="T19">1</text:span></text:p></draw:connector></draw:g><text:tab/><text:tab/><text:tab/><text:span text:style-name="T11">Abb. 1.4: ein gewichteter gerichteter</text:span> Graph <text:span text:style-name="T11">G=(V,E)</text:span>.</text:p>
      <text:p text:style-name="P9"/>
      <text:p text:style-name="P13">Jetzt verwenden wir Dijkstra-Algorithmus um <text:span text:style-name="T14">einen</text:span> kürzesten Pfad von <text:span text:style-name="T1">s</text:span> nach <text:span text:style-name="T1">c</text:span> bestimmen. </text:p>
      <text:p text:style-name="P11"><draw:g text:anchor-type="paragraph" draw:z-index="9" draw:style-name="gr1"><draw:custom-shape draw:style-name="gr34" draw:text-style-name="P23" xml:id="id13" draw:id="id13" svg:width="0.952cm" svg:height="0.948cm" svg:x="7.477cm" svg:y="0.002cm"><text:p text:style-name="P21"><text:span text:style-name="T20">0(s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23" xml:id="id14" draw:id="id14" svg:width="0.95cm" svg:height="0.948cm" svg:x="4.002cm" svg:y="1.976cm"><text:p text:style-name="P21"><text:span text:style-name="T21">-3</text:span><text:span text:style-name="T20">(a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23" xml:id="id16" draw:id="id16" svg:width="0.95cm" svg:height="0.948cm" svg:x="11.507cm" svg:y="1.976cm"><text:p text:style-name="P21"><text:span text:style-name="T21">-2</text:span><text:span text:style-name="T20">(e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23" xml:id="id17" draw:id="id17" svg:width="0.95cm" svg:height="0.948cm" svg:x="4.002cm" svg:y="4.74cm"><text:p text:style-name="P21"><text:span text:style-name="T21">2</text:span><text:span text:style-name="T20">(b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23" xml:id="id19" draw:id="id19" svg:width="0.95cm" svg:height="0.95cm" svg:x="11.507cm" svg:y="4.66cm"><text:p text:style-name="P21"><text:span text:style-name="T21">0</text:span><text:span text:style-name="T20">(f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23" xml:id="id18" draw:id="id18" svg:width="0.95cm" svg:height="0.948cm" svg:x="8.11cm" svg:y="6.084cm"><text:p text:style-name="P21"><text:span text:style-name="T21">5</text:span><text:span text:style-name="T20">(c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0" draw:text-style-name="P23" xml:id="id15" draw:id="id15" svg:width="0.95cm" svg:height="0.948cm" svg:x="8.11cm" svg:y="1.976cm"><text:p text:style-name="P21"><text:span text:style-name="T21">-1</text:span><text:span text:style-name="T20">(d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1" draw:text-style-name="P22" draw:type="line" svg:x1="7.615cm" svg:y1="0.812cm" svg:x2="4.813cm" svg:y2="2.114cm" draw:start-shape="id13" draw:start-glue-point="7" draw:end-shape="id14" draw:end-glue-point="11" svg:d="m7615 812-2802 1302" svg:viewBox="0 0 2805 1304"><text:p text:style-name="P21"><text:span text:style-name="T19">-3</text:span></text:p></draw:connector><draw:connector draw:style-name="gr42" draw:text-style-name="P22" draw:type="line" svg:x1="7.953cm" svg:y1="0.949cm" svg:x2="8.585cm" svg:y2="1.976cm" draw:start-shape="id13" draw:start-glue-point="8" draw:end-shape="id15" draw:end-glue-point="4" svg:d="m7953 949 632 1027" svg:viewBox="0 0 633 1028"><text:p text:style-name="P21"><text:span text:style-name="T19">-1</text:span></text:p></draw:connector><draw:connector draw:style-name="gr43" draw:text-style-name="P22" draw:type="line" svg:x1="8.288cm" svg:y1="0.812cm" svg:x2="11.644cm" svg:y2="2.114cm" draw:start-shape="id13" draw:start-glue-point="9" draw:end-shape="id16" draw:end-glue-point="5" svg:d="m8288 812 3356 1302" svg:viewBox="0 0 3358 1304"><text:p text:style-name="P21"><text:span text:style-name="T19">-2</text:span></text:p></draw:connector><draw:connector draw:style-name="gr44" draw:text-style-name="P22" draw:type="line" svg:x1="8.11cm" svg:y1="2.45cm" svg:x2="4.951cm" svg:y2="2.45cm" draw:start-shape="id15" draw:start-glue-point="6" draw:end-shape="id14" draw:end-glue-point="10" svg:d="m8110 2450h-3159" svg:viewBox="0 0 3161 2"><text:p text:style-name="P21"><text:span text:style-name="T19">3</text:span></text:p></draw:connector><draw:connector draw:style-name="gr45" draw:text-style-name="P22" draw:type="line" svg:x1="11.508cm" svg:y1="2.45cm" svg:x2="9.059cm" svg:y2="2.45cm" draw:start-shape="id16" draw:start-glue-point="6" draw:end-shape="id15" draw:end-glue-point="10" svg:d="m11508 2450h-2449" svg:viewBox="0 0 2450 2"><text:p text:style-name="P21"><text:span text:style-name="T19">3</text:span></text:p></draw:connector><draw:connector draw:style-name="gr46" draw:text-style-name="P22" draw:type="line" svg:x1="8.247cm" svg:y1="2.785cm" svg:x2="4.813cm" svg:y2="4.877cm" draw:start-shape="id15" draw:start-glue-point="7" draw:end-shape="id17" draw:end-glue-point="11" svg:d="m8247 2785-3434 2092" svg:viewBox="0 0 3436 2094"><text:p text:style-name="P21"><text:span text:style-name="T19">4</text:span></text:p></draw:connector><draw:connector draw:style-name="gr47" draw:text-style-name="P22" draw:type="line" svg:x1="8.585cm" svg:y1="2.923cm" svg:x2="8.585cm" svg:y2="6.084cm" draw:start-shape="id15" draw:start-glue-point="8" draw:end-shape="id18" draw:end-glue-point="4" svg:d="m8585 2923v3161" svg:viewBox="0 0 2 3163"><text:p text:style-name="P21"><text:span text:style-name="T19">7</text:span></text:p></draw:connector><draw:connector draw:style-name="gr48" draw:text-style-name="P22" draw:type="line" svg:x1="4.951cm" svg:y1="5.214cm" svg:x2="11.645cm" svg:y2="2.785cm" draw:start-shape="id17" draw:start-glue-point="10" draw:end-shape="id16" draw:end-glue-point="7" svg:d="m4951 5214 6694-2429" svg:viewBox="0 0 6696 2431"><text:p text:style-name="P21"><text:span text:style-name="T19">3</text:span></text:p></draw:connector><draw:connector draw:style-name="gr49" draw:text-style-name="P22" draw:type="line" svg:x1="11.508cm" svg:y1="5.135cm" svg:x2="4.951cm" svg:y2="5.214cm" draw:start-shape="id19" draw:start-glue-point="6" draw:end-shape="id17" draw:end-glue-point="10" svg:d="m11508 5135-6557 79" svg:viewBox="0 0 6558 81"><text:p text:style-name="P21"><text:span text:style-name="T19">4</text:span></text:p></draw:connector><draw:connector draw:style-name="gr50" draw:text-style-name="P22" draw:type="line" svg:x1="11.982cm" svg:y1="2.923cm" svg:x2="11.982cm" svg:y2="4.66cm" draw:start-shape="id16" draw:start-glue-point="8" draw:end-shape="id19" draw:end-glue-point="4" svg:d="m11982 2923v1737" svg:viewBox="0 0 2 1739"><text:p text:style-name="P21"><text:span text:style-name="T19">2</text:span></text:p></draw:connector><draw:connector draw:style-name="gr51" draw:text-style-name="P22" draw:type="line" svg:x1="4.476cm" svg:y1="2.923cm" svg:x2="4.476cm" svg:y2="4.74cm" draw:start-shape="id14" draw:start-glue-point="8" draw:end-shape="id17" svg:d="m4476 2923v1817" svg:viewBox="0 0 2 1819"><text:p text:style-name="P21"><text:span text:style-name="T19">5</text:span></text:p></draw:connector><draw:connector draw:style-name="gr52" draw:text-style-name="P22" draw:type="line" svg:x1="4.813cm" svg:y1="5.549cm" svg:x2="8.109cm" svg:y2="6.558cm" draw:start-shape="id17" draw:start-glue-point="9" draw:end-shape="id18" draw:end-glue-point="6" svg:d="m4813 5549 3296 1009" svg:viewBox="0 0 3298 1011"><text:p text:style-name="P21"><text:span text:style-name="T19">3</text:span></text:p></draw:connector><draw:connector draw:style-name="gr53" draw:text-style-name="P22" draw:type="line" svg:x1="9.059cm" svg:y1="6.558cm" svg:x2="11.645cm" svg:y2="5.472cm" draw:start-shape="id18" draw:start-glue-point="10" draw:end-shape="id19" draw:end-glue-point="7" svg:d="m9059 6558 2586-1086" svg:viewBox="0 0 2588 1088"><text:p text:style-name="P21"><text:span text:style-name="T19">5</text:span></text:p></draw:connector><draw:connector draw:style-name="gr54" draw:text-style-name="P22" draw:type="line" svg:x1="11.981cm" svg:y1="2.923cm" svg:x2="8.921cm" svg:y2="6.221cm" draw:start-shape="id16" draw:start-glue-point="8" draw:end-shape="id18" draw:end-glue-point="11" svg:d="m11981 2923-3060 3298" svg:viewBox="0 0 3062 3300"><text:p text:style-name="P21"><text:span text:style-name="T19">1</text:span></text:p></draw:connector></draw:g><text:tab/><text:tab/><text:tab/><text:span text:style-name="T11">Abb: 1.5: <text:s/>ein kürzester Pfad von s nach c </text:span></text:p>
      <text:p text:style-name="P11"><text:span text:style-name="T11"/></text:p>
      <text:p text:style-name="P11"><text:span text:style-name="T11">Einen kürzesten Pfad von </text:span><text:span text:style-name="T2">s</text:span><text:span text:style-name="T11"> nach </text:span><text:span text:style-name="T2">c</text:span><text:span text:style-name="T11"> ist </text:span><text:span text:style-name="T11"><draw:frame draw:style-name="fr1" draw:name="Объект8" text:anchor-type="as-char" svg:y="-0.377cm" svg:width="2.226cm" svg:height="0.467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">.</text:span></text:p>
      <text:p text:style-name="P15"/>
      <text:p text:style-name="P19">Jetzt <text:span text:style-name="T12">nehmen wir noch einen Graph, aber ohne negativen Gewichten und </text:span>verwenden <text:span text:style-name="T15">weiter</text:span> Dijkstra-Algorithmus um ein<text:span text:style-name="T16">en</text:span> kürzesten Pfad von <text:span text:style-name="T1">s</text:span> nach <text:span text:style-name="T1">c</text:span> <text:span text:style-name="T17">zu </text:span>bestimmen. <text:span text:style-name="T12">Dann vergleichen wir auch die Pfade.</text:span></text:p>
      <text:p text:style-name="P14"/>
      <text:p text:style-name="P12"><draw:g text:anchor-type="paragraph" draw:z-index="10" draw:style-name="gr1"><draw:custom-shape draw:style-name="gr55" draw:text-style-name="P23" xml:id="id20" draw:id="id20" svg:width="0.95cm" svg:height="0.948cm" svg:x="7.476cm" svg:y="0.002cm"><text:p text:style-name="P21"><text:span text:style-name="T20">0(s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6" draw:text-style-name="P23" xml:id="id21" draw:id="id21" svg:width="0.948cm" svg:height="0.948cm" svg:x="4.001cm" svg:y="1.976cm"><text:p text:style-name="P21"><text:span text:style-name="T21">1</text:span><text:span text:style-name="T20">(a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23" xml:id="id23" draw:id="id23" svg:width="0.95cm" svg:height="0.948cm" svg:x="11.505cm" svg:y="1.976cm"><text:p text:style-name="P21"><text:span text:style-name="T21">2</text:span><text:span text:style-name="T20">(e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8" draw:text-style-name="P23" xml:id="id24" draw:id="id24" svg:width="0.948cm" svg:height="0.948cm" svg:x="4.001cm" svg:y="4.74cm"><text:p text:style-name="P21"><text:span text:style-name="T21">6</text:span><text:span text:style-name="T20">(b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23" xml:id="id26" draw:id="id26" svg:width="0.95cm" svg:height="0.95cm" svg:x="11.505cm" svg:y="4.66cm"><text:p text:style-name="P21"><text:span text:style-name="T21">4</text:span><text:span text:style-name="T20">(f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23" xml:id="id25" draw:id="id25" svg:width="0.948cm" svg:height="0.948cm" svg:x="8.109cm" svg:y="6.084cm"><text:p text:style-name="P21"><text:span text:style-name="T21">9</text:span><text:span text:style-name="T20">(c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23" xml:id="id22" draw:id="id22" svg:width="0.948cm" svg:height="0.948cm" svg:x="8.109cm" svg:y="1.976cm"><text:p text:style-name="P21"><text:span text:style-name="T21">3</text:span><text:span text:style-name="T20">(d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62" draw:text-style-name="P22" draw:type="line" svg:x1="7.614cm" svg:y1="0.812cm" svg:x2="4.811cm" svg:y2="2.114cm" draw:start-shape="id20" draw:start-glue-point="7" draw:end-shape="id21" draw:end-glue-point="11" svg:d="m7614 812-2803 1302" svg:viewBox="0 0 2805 1304"><text:p text:style-name="P21"><text:span text:style-name="T19">1</text:span></text:p></draw:connector><draw:connector draw:style-name="gr63" draw:text-style-name="P22" draw:type="line" svg:x1="7.95cm" svg:y1="0.949cm" svg:x2="8.583cm" svg:y2="1.976cm" draw:start-shape="id20" draw:start-glue-point="8" draw:end-shape="id22" draw:end-glue-point="4" svg:d="m7950 949 633 1027" svg:viewBox="0 0 635 1028"><text:p text:style-name="P21"><text:span text:style-name="T19">3</text:span></text:p></draw:connector><draw:connector draw:style-name="gr64" draw:text-style-name="P22" draw:type="line" svg:x1="8.287cm" svg:y1="0.812cm" svg:x2="11.642cm" svg:y2="2.114cm" draw:start-shape="id20" draw:start-glue-point="9" draw:end-shape="id23" draw:end-glue-point="5" svg:d="m8287 812 3355 1302" svg:viewBox="0 0 3357 1304"><text:p text:style-name="P21"><text:span text:style-name="T19">2</text:span></text:p></draw:connector><draw:connector draw:style-name="gr65" draw:text-style-name="P22" draw:type="line" svg:x1="8.109cm" svg:y1="2.45cm" svg:x2="4.948cm" svg:y2="2.45cm" draw:start-shape="id22" draw:start-glue-point="6" draw:end-shape="id21" draw:end-glue-point="10" svg:d="m8109 2450h-3161" svg:viewBox="0 0 3163 2"><text:p text:style-name="P21"><text:span text:style-name="T19">3</text:span></text:p></draw:connector><draw:connector draw:style-name="gr66" draw:text-style-name="P22" draw:type="line" svg:x1="11.504cm" svg:y1="2.45cm" svg:x2="9.056cm" svg:y2="2.45cm" draw:start-shape="id23" draw:start-glue-point="6" draw:end-shape="id22" draw:end-glue-point="10" svg:d="m11504 2450h-2448" svg:viewBox="0 0 2450 2"><text:p text:style-name="P21"><text:span text:style-name="T19">3</text:span></text:p></draw:connector><draw:connector draw:style-name="gr67" draw:text-style-name="P22" draw:type="line" svg:x1="8.247cm" svg:y1="2.785cm" svg:x2="4.811cm" svg:y2="4.877cm" draw:start-shape="id22" draw:start-glue-point="7" draw:end-shape="id24" draw:end-glue-point="11" svg:d="m8247 2785-3436 2092" svg:viewBox="0 0 3438 2094"><text:p text:style-name="P21"><text:span text:style-name="T19">4</text:span></text:p></draw:connector><draw:connector draw:style-name="gr68" draw:text-style-name="P22" draw:type="line" svg:x1="8.584cm" svg:y1="2.923cm" svg:x2="8.584cm" svg:y2="6.084cm" draw:start-shape="id22" draw:start-glue-point="8" draw:end-shape="id25" draw:end-glue-point="4" svg:d="m8584 2923v3161" svg:viewBox="0 0 2 3163"><text:p text:style-name="P21"><text:span text:style-name="T19">7</text:span></text:p></draw:connector><draw:connector draw:style-name="gr69" draw:text-style-name="P22" draw:type="line" svg:x1="4.948cm" svg:y1="5.214cm" svg:x2="11.642cm" svg:y2="2.785cm" draw:start-shape="id24" draw:start-glue-point="10" draw:end-shape="id23" draw:end-glue-point="7" svg:d="m4948 5214 6694-2429" svg:viewBox="0 0 6696 2431"><text:p text:style-name="P21"><text:span text:style-name="T19">3</text:span></text:p></draw:connector><draw:connector draw:style-name="gr70" draw:text-style-name="P22" draw:type="line" svg:x1="11.504cm" svg:y1="5.135cm" svg:x2="4.948cm" svg:y2="5.214cm" draw:start-shape="id26" draw:start-glue-point="6" draw:end-shape="id24" draw:end-glue-point="10" svg:d="m11504 5135-6556 79" svg:viewBox="0 0 6558 81"><text:p text:style-name="P21"><text:span text:style-name="T19">4</text:span></text:p></draw:connector><draw:connector draw:style-name="gr71" draw:text-style-name="P22" draw:type="line" svg:x1="11.979cm" svg:y1="2.923cm" svg:x2="11.979cm" svg:y2="4.66cm" draw:start-shape="id23" draw:start-glue-point="8" draw:end-shape="id26" draw:end-glue-point="4" svg:d="m11979 2923v1737" svg:viewBox="0 0 2 1739"><text:p text:style-name="P21"><text:span text:style-name="T19">2</text:span></text:p></draw:connector><draw:connector draw:style-name="gr72" draw:text-style-name="P22" draw:type="line" svg:x1="4.476cm" svg:y1="2.923cm" svg:x2="4.474cm" svg:y2="4.74cm" draw:start-shape="id21" draw:start-glue-point="8" draw:end-shape="id24" svg:d="m4476 2923-2 1817" svg:viewBox="0 0 4 1819"><text:p text:style-name="P21"><text:span text:style-name="T19">5</text:span></text:p></draw:connector><draw:connector draw:style-name="gr73" draw:text-style-name="P22" draw:type="line" svg:x1="4.811cm" svg:y1="5.549cm" svg:x2="8.11cm" svg:y2="6.558cm" draw:start-shape="id24" draw:start-glue-point="9" draw:end-shape="id25" draw:end-glue-point="6" svg:d="m4811 5549 3299 1009" svg:viewBox="0 0 3300 1011"><text:p text:style-name="P21"><text:span text:style-name="T19">3</text:span></text:p></draw:connector><draw:connector draw:style-name="gr74" draw:text-style-name="P22" draw:type="line" svg:x1="9.056cm" svg:y1="6.558cm" svg:x2="11.642cm" svg:y2="5.472cm" draw:start-shape="id25" draw:start-glue-point="10" draw:end-shape="id26" draw:end-glue-point="7" svg:d="m9056 6558 2586-1086" svg:viewBox="0 0 2588 1088"><text:p text:style-name="P21"><text:span text:style-name="T19">5</text:span></text:p></draw:connector><draw:connector draw:style-name="gr75" draw:text-style-name="P22" draw:type="line" svg:x1="11.98cm" svg:y1="2.923cm" svg:x2="8.919cm" svg:y2="6.221cm" draw:start-shape="id23" draw:start-glue-point="8" draw:end-shape="id25" draw:end-glue-point="11" svg:d="m11980 2923-3061 3298" svg:viewBox="0 0 3062 3300"><text:p text:style-name="P21"><text:span text:style-name="T19">1</text:span></text:p></draw:connector></draw:g><text:span text:style-name="T11"><text:tab/><text:tab/><text:tab/>Abb: 1.5: <text:s/>noch ein kürzester Pfad von </text:span><text:span text:style-name="T2">s</text:span><text:span text:style-name="T11"> nach </text:span><text:span text:style-name="T2">c</text:span></text:p>
      <text:p text:style-name="P12"/>
      <text:p text:style-name="P12"><text:span text:style-name="T11">Ein kürzesten Pfad von </text:span><text:span text:style-name="T2">s</text:span><text:span text:style-name="T11"> nach </text:span><text:span text:style-name="T2">c</text:span><text:span text:style-name="T11"> ist </text:span><text:span text:style-name="T11"><draw:frame draw:style-name="fr1" draw:name="Объект9" text:anchor-type="as-char" svg:y="-0.377cm" svg:width="2.226cm" svg:height="0.467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1">.</text:span></text:p>
      <text:p text:style-name="P16"><text:span text:style-name="T11">W</text:span>enn wir jetzt diese zwei Pfade vergleichen, dann sehen wir dass die identisch sind. Das bedeutet, dass Dijkstra-Algorithmus <text:span text:style-name="T18">auch mit negativen Kanten </text:span>einen kürzesten Pfad korrekt bestimmt 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Arimo1" svg:font-family="Arim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7" draw:display-name="Dash 17" draw:style="rect" draw:dots1="1" draw:dots1-length="0.006cm" draw:dots2="1" draw:dots2-length="0.006cm" draw:distance="0.006cm"/>
    <draw:stroke-dash draw:name="Dash_20_18" draw:display-name="Dash 18" draw:style="rect" draw:dots1="1" draw:dots1-length="0.006cm" draw:dots2="1" draw:dots2-length="0.006cm" draw:distance="0.006cm"/>
    <draw:stroke-dash draw:name="Dash_20_19" draw:display-name="Dash 19" draw:style="rect" draw:dots1="1" draw:dots1-length="0.006cm" draw:dots2="1" draw:dots2-length="0.006cm" draw:distance="0.006cm"/>
    <draw:stroke-dash draw:name="Dash_20_20" draw:display-name="Dash 20" draw:style="rect" draw:dots1="1" draw:dots1-length="0.006cm" draw:dots2="1" draw:dots2-length="0.006cm" draw:distance="0.006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6cm" draw:dots2="1" draw:dots2-length="0.006cm" draw:distance="0.006cm"/>
    <draw:stroke-dash draw:name="Dash_20_24" draw:display-name="Dash 24" draw:style="rect" draw:dots1="1" draw:dots1-length="0.006cm" draw:dots2="1" draw:dots2-length="0.006cm" draw:distance="0.006cm"/>
    <draw:stroke-dash draw:name="Dash_20_25" draw:display-name="Dash 25" draw:style="rect" draw:dots1="1" draw:dots1-length="0.006cm" draw:dots2="1" draw:dots2-length="0.006cm" draw:distance="0.006cm"/>
    <draw:stroke-dash draw:name="Dash_20_26" draw:display-name="Dash 26" draw:style="rect" draw:dots1="1" draw:dots1-length="0.006cm" draw:dots2="1" draw:dots2-length="0.006cm" draw:distance="0.006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4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4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officeooo:rsid="00306605" officeooo:paragraph-rsid="00306605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499cm" fo:margin-bottom="1.26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. Dezember, AD: de Bruyn Kops (6591853), Voroshylov (6590822), Eggert (5690653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sandr Voroshylov</meta:initial-creator>
    <meta:creation-date>2013-12-18T00:53:19.651590069</meta:creation-date>
    <dc:date>2013-12-18T05:40:16.611015791</dc:date>
    <dc:creator>Oleksandr Voroshylov</dc:creator>
    <meta:editing-duration>PT4H30M33S</meta:editing-duration>
    <meta:editing-cycles>45</meta:editing-cycles>
    <meta:generator>LibreOffice/4.1.3.2$Linux_X86_64 LibreOffice_project/410m0$Build-2</meta:generator>
    <meta:document-statistic meta:table-count="0" meta:image-count="0" meta:object-count="9" meta:page-count="3" meta:paragraph-count="28" meta:word-count="255" meta:character-count="1623" meta:non-whitespace-character-count="1352"/>
  </office:meta>
</office:document-meta>
</file>

<file path=Object 1/content.xml><?xml version="1.0" encoding="utf-8"?>
<math xmlns="http://www.w3.org/1998/Math/MathML">
  <semantics>
    <mrow>
      <mi mathvariant="italic">for</mi>
      <mrow>
        <mrow>
          <mi>u</mi>
          <mo stretchy="false">∈</mo>
          <mi>V</mi>
        </mrow>
      </mrow>
      <mi mathvariant="italic">do</mi>
      <mi mathvariant="normal">:</mi>
    </mrow>
    <annotation encoding="StarMath 5.0">for { u in V } do:</annotation>
  </semantics>
</math>
</file>

<file path=Object 2/content.xml><?xml version="1.0" encoding="utf-8"?>
<math xmlns="http://www.w3.org/1998/Math/MathML">
  <semantics>
    <mrow>
      <mi mathvariant="italic">for</mi>
      <mrow>
        <mrow>
          <mi>u</mi>
          <mo stretchy="false">∈</mo>
          <msub>
            <mi>G</mi>
            <mi mathvariant="italic">topsort</mi>
          </msub>
        </mrow>
      </mrow>
      <mi mathvariant="italic">do</mi>
      <mi mathvariant="normal">:</mi>
    </mrow>
    <annotation encoding="StarMath 5.0">for{u in G_topsort} do:</annotation>
  </semantics>
</math>
</file>

<file path=Object 3/content.xml><?xml version="1.0" encoding="utf-8"?>
<math xmlns="http://www.w3.org/1998/Math/MathML">
  <semantics>
    <mrow>
      <mi mathvariant="italic">for</mi>
      <mrow>
        <mrow>
          <mi>v</mi>
          <mo stretchy="false">∈</mo>
          <mi mathvariant="italic">Adj</mi>
        </mrow>
        <mrow>
          <mo stretchy="false">[</mo>
          <mrow>
            <mi>u</mi>
          </mrow>
          <mo stretchy="false">]</mo>
        </mrow>
      </mrow>
      <mi mathvariant="italic">do</mi>
      <mi mathvariant="normal">:</mi>
    </mrow>
    <annotation encoding="StarMath 5.0">for {v in Adj[u]} do:</annotation>
  </semantics>
</math>
</file>

<file path=Object 4/content.xml><?xml version="1.0" encoding="utf-8"?>
<math xmlns="http://www.w3.org/1998/Math/MathML">
  <semantics>
    <mrow>
      <mi>d</mi>
      <mrow>
        <mo stretchy="false">[</mo>
        <mrow>
          <mi>u</mi>
        </mrow>
        <mo stretchy="false">]</mo>
      </mrow>
      <mrow>
        <mi mathvariant="normal">:</mi>
        <mo stretchy="false">=</mo>
        <mo stretchy="false">∞</mo>
      </mrow>
    </mrow>
    <annotation encoding="StarMath 5.0">d[u] := infinity</annotation>
  </semantics>
</math>
</file>

<file path=Object 5/content.xml><?xml version="1.0" encoding="utf-8"?>
<math xmlns="http://www.w3.org/1998/Math/MathML">
  <semantics>
    <mrow>
      <mrow>
        <msub>
          <mi>G</mi>
          <mi mathvariant="italic">topsort</mi>
        </msub>
        <mo stretchy="false">=</mo>
        <mi mathvariant="italic">Topsort</mi>
      </mrow>
      <mrow>
        <mo stretchy="false">(</mo>
        <mrow>
          <mi>G</mi>
        </mrow>
        <mo stretchy="false">)</mo>
      </mrow>
    </mrow>
    <annotation encoding="StarMath 5.0">G_topsort = Topsort(G)</annotation>
  </semantics>
</math>
</file>

<file path=Object 6/content.xml><?xml version="1.0" encoding="utf-8"?>
<math xmlns="http://www.w3.org/1998/Math/MathML">
  <semantics>
    <mrow>
      <mi mathvariant="italic">DAGShortestPath</mi>
      <mrow>
        <mo stretchy="false">(</mo>
        <mrow>
          <mi>G</mi>
          <mi>,</mi>
          <mi>s</mi>
        </mrow>
        <mo stretchy="false">)</mo>
      </mrow>
    </mrow>
    <annotation encoding="StarMath 5.0">DAGShortestPath (G, s)</annotation>
  </semantics>
</math>
</file>

<file path=Object 7/content.xml><?xml version="1.0" encoding="utf-8"?>
<math xmlns="http://www.w3.org/1998/Math/MathML">
  <semantics>
    <mrow>
      <mi mathvariant="italic">relax</mi>
      <mrow>
        <mo stretchy="false">(</mo>
        <mrow>
          <mi>u</mi>
          <mi>,</mi>
          <mi>v</mi>
        </mrow>
        <mo stretchy="false">)</mo>
      </mrow>
    </mrow>
    <annotation encoding="StarMath 5.0">relax (u, v)</annotation>
  </semantics>
</math>
</file>

<file path=Object 8/content.xml><?xml version="1.0" encoding="utf-8"?>
<math xmlns="http://www.w3.org/1998/Math/MathML">
  <semantics>
    <mrow>
      <mi>s</mi>
      <mo stretchy="false">→</mo>
      <mi>a</mi>
      <mo stretchy="false">→</mo>
      <mi>b</mi>
      <mo stretchy="false">→</mo>
      <mi>c</mi>
    </mrow>
    <annotation encoding="StarMath 5.0">s rightarrow a rightarrow b rightarrow c</annotation>
  </semantics>
</math>
</file>

<file path=Object 9/content.xml><?xml version="1.0" encoding="utf-8"?>
<math xmlns="http://www.w3.org/1998/Math/MathML">
  <semantics>
    <mrow>
      <mi>s</mi>
      <mo stretchy="false">→</mo>
      <mi>a</mi>
      <mo stretchy="false">→</mo>
      <mi>b</mi>
      <mo stretchy="false">→</mo>
      <mi>c</mi>
    </mrow>
    <annotation encoding="StarMath 5.0">s rightarrow a rightarrow b rightarrow c</annotation>
  </semantics>
</math>
</file>